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" svg:stroke-width="0.081cm" svg:stroke-color="#011d59" draw:marker-start-width="0.321cm" draw:marker-end-width="0.321cm" draw:stroke-linejoin="round" draw:fill-color="#ecdda4" draw:textarea-horizontal-align="justify" draw:textarea-vertical-align="top" draw:auto-grow-height="false" fo:min-height="14.078cm" fo:min-width="11.772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draw:stroke="dash" draw:stroke-dash="Dash" svg:stroke-width="0.081cm" svg:stroke-color="#011d59" draw:marker-start-width="0.321cm" draw:marker-end-width="0.321cm" draw:fill-color="#ecdda4" draw:textarea-horizontal-align="justify" draw:textarea-vertical-align="top" draw:auto-grow-height="false" fo:min-height="14.078cm" fo:min-width="11.771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draw:stroke="dash" draw:stroke-dash="Dash" svg:stroke-width="0.081cm" svg:stroke-color="#011d59" draw:marker-start-width="0.321cm" draw:marker-end-width="0.321cm" draw:fill-color="#ecdda4" draw:textarea-horizontal-align="justify" draw:textarea-vertical-align="top" draw:auto-grow-height="false" fo:min-height="14.078cm" fo:min-width="11.772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draw:stroke="solid" draw:stroke-dash="Dash" svg:stroke-width="0.028cm" svg:stroke-color="#55308d" draw:marker-start-width="0.242cm" draw:marker-end-width="0.242cm" draw:fill-color="#d8fafe" draw:textarea-horizontal-align="justify" draw:textarea-vertical-align="middle" draw:auto-grow-height="false" fo:min-height="2.635cm" fo:min-width="5.293cm" fo:padding-top="0.139cm" fo:padding-bottom="0.139cm" fo:padding-left="0.264cm" fo:padding-right="0.264cm"/>
      <style:paragraph-properties style:writing-mode="lr-tb"/>
    </style:style>
    <style:style style:name="gr5" style:family="graphic" style:parent-style-name="standard">
      <style:graphic-properties draw:stroke="solid" draw:stroke-dash="Dash" svg:stroke-width="0.028cm" svg:stroke-color="#55308d" draw:marker-start-width="0.242cm" draw:marker-end-width="0.242cm" draw:fill-color="#e4a82f" draw:textarea-horizontal-align="justify" draw:textarea-vertical-align="middle" draw:auto-grow-height="false" fo:min-height="2.939cm" fo:min-width="5.647cm" fo:padding-top="0.139cm" fo:padding-bottom="0.139cm" fo:padding-left="0.264cm" fo:padding-right="0.264cm"/>
      <style:paragraph-properties style:writing-mode="lr-tb"/>
    </style:style>
    <style:style style:name="gr6" style:family="graphic" style:parent-style-name="standard">
      <style:graphic-properties draw:stroke="solid" draw:stroke-dash="Dash" svg:stroke-width="0.028cm" svg:stroke-color="#55308d" draw:marker-start-width="0.242cm" draw:marker-end-width="0.242cm" draw:fill-color="#e4a82f" draw:textarea-horizontal-align="justify" draw:textarea-vertical-align="middle" draw:auto-grow-height="false" fo:min-height="2.939cm" fo:min-width="5.648cm" fo:padding-top="0.139cm" fo:padding-bottom="0.139cm" fo:padding-left="0.264cm" fo:padding-right="0.264cm"/>
      <style:paragraph-properties style:writing-mode="lr-tb"/>
    </style:style>
    <style:style style:name="P1" style:family="paragraph">
      <style:paragraph-properties fo:text-align="center" style:writing-mode="lr-tb"/>
      <style:text-properties fo:color="#2e006f" loext:opacity="100%" style:font-name="Century Gothic" fo:font-size="36pt" fo:font-weight="bold"/>
    </style:style>
    <style:style style:name="P2" style:family="paragraph">
      <loext:graphic-properties draw:fill-color="#ecdda4"/>
      <style:paragraph-properties fo:text-align="center" style:writing-mode="lr-tb"/>
      <style:text-properties fo:color="#2e006f" loext:opacity="100%" style:font-name="Century Gothic" fo:font-size="36pt" fo:font-weight="bold"/>
    </style:style>
    <style:style style:name="P3" style:family="paragraph">
      <loext:graphic-properties draw:fill-color="#d8fafe"/>
      <style:paragraph-properties fo:text-align="center" style:writing-mode="lr-tb"/>
      <style:text-properties fo:color="#2e006f" loext:opacity="100%" style:font-name="Century Gothic" fo:font-size="36pt" fo:font-weight="bold"/>
    </style:style>
    <style:style style:name="P4" style:family="paragraph">
      <loext:graphic-properties draw:fill-color="#e4a82f"/>
      <style:paragraph-properties fo:text-align="center" style:writing-mode="lr-tb"/>
      <style:text-properties fo:color="#2e006f" loext:opacity="100%" style:font-name="Century Gothic" fo:font-size="3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2.352cm" svg:height="14.408cm" svg:x="2.005cm" svg:y="12.926cm">
            <text:p text:style-name="P1">Node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12.351cm" svg:height="14.408cm" svg:x="16.315cm" svg:y="12.926cm">
            <text:p text:style-name="P1">Node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12.351cm" svg:height="14.408cm" svg:x="30.532cm" svg:y="12.926cm">
            <text:p text:style-name="P1">Node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12.352cm" svg:height="14.408cm" svg:x="44.941cm" svg:y="12.926cm">
            <text:p text:style-name="P1">Node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8.231cm" svg:height="4.119cm" svg:x="47.002cm" svg:y="16.662cm">
            <text:p text:style-name="P1">memory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6.174cm" svg:height="5.146cm" svg:x="48.027cm" svg:y="21.807cm">
            <text:p text:style-name="P1">disk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3" draw:layer="layout" svg:width="8.231cm" svg:height="4.119cm" svg:x="32.655cm" svg:y="16.662cm">
            <text:p text:style-name="P1">memory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6.175cm" svg:height="5.146cm" svg:x="33.68cm" svg:y="21.807cm">
            <text:p text:style-name="P1">disk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3" draw:layer="layout" svg:width="8.231cm" svg:height="4.119cm" svg:x="18.213cm" svg:y="16.662cm">
            <text:p text:style-name="P1">memory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6.174cm" svg:height="5.146cm" svg:x="19.239cm" svg:y="21.807cm">
            <text:p text:style-name="P1">disk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3" draw:layer="layout" svg:width="8.231cm" svg:height="4.119cm" svg:x="4.056cm" svg:y="16.662cm">
            <text:p text:style-name="P1">memory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6.174cm" svg:height="5.146cm" svg:x="5.081cm" svg:y="21.807cm">
            <text:p text:style-name="P1">disk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1-24T22:52:34.753010466</meta:creation-date>
    <dc:date>2021-05-08T22:12:03.995169821</dc:date>
    <meta:editing-duration>PT1H13M29S</meta:editing-duration>
    <meta:editing-cycles>4</meta:editing-cycles>
    <meta:generator>LibreOffice/7.1.2.2$MacOSX_X86_64 LibreOffice_project/8a45595d069ef5570103caea1b71cc9d82b2aae4</meta:generator>
    <meta:document-statistic meta:object-count="16"/>
  </office:meta>
</office:document-meta>
</file>